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6"/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940" calcext:value-type="float">
            <text:p>940</text:p>
          </table:table-cell>
          <table:table-cell office:value-type="float" office:value="938" calcext:value-type="float">
            <text:p>938</text:p>
          </table:table-cell>
          <table:table-cell office:value-type="float" office:value="936" calcext:value-type="float">
            <text:p>936</text:p>
          </table:table-cell>
          <table:table-cell office:value-type="float" office:value="940" calcext:value-type="float">
            <text:p>940</text:p>
          </table:table-cell>
          <table:table-cell office:value-type="float" office:value="937" calcext:value-type="float">
            <text:p>937</text:p>
          </table:table-cell>
          <table:table-cell office:value-type="float" office:value="221.08" calcext:value-type="float">
            <text:p>221,08</text:p>
          </table:table-cell>
          <table:table-cell/>
          <table:table-cell table:number-columns-repeated="4" office:value-type="float" office:value="58" calcext:value-type="float">
            <text:p>58</text:p>
          </table:table-cell>
          <table:table-cell office:value-type="float" office:value="7.982" calcext:value-type="float">
            <text:p>7,982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3376153428623" calcext:value-type="float">
            <text:p>4,23376153428623</text:p>
          </table:table-cell>
          <table:table-cell table:formula="of:=[.C9]/[.H9]" office:value-type="float" office:value="4.251854532296" calcext:value-type="float">
            <text:p>4,251854532296</text:p>
          </table:table-cell>
          <table:table-cell table:formula="of:=[.D9]/[.H9]" office:value-type="float" office:value="4.24280803329112" calcext:value-type="float">
            <text:p>4,24280803329112</text:p>
          </table:table-cell>
          <table:table-cell table:formula="of:=[.E9]/[.H9]" office:value-type="float" office:value="4.23376153428623" calcext:value-type="float">
            <text:p>4,23376153428623</text:p>
          </table:table-cell>
          <table:table-cell table:formula="of:=[.F9]/[.H9]" office:value-type="float" office:value="4.251854532296" calcext:value-type="float">
            <text:p>4,251854532296</text:p>
          </table:table-cell>
          <table:table-cell table:formula="of:=[.G9]/[.H9]" office:value-type="float" office:value="4.23828478378867" calcext:value-type="float">
            <text:p>4,23828478378867</text:p>
          </table:table-cell>
          <table:table-cell/>
          <table:table-cell office:value-type="string" calcext:value-type="string">
            <text:p>Коэфф</text:p>
          </table:table-cell>
          <table:table-cell table:formula="of:=[.J9]/[.N9]" office:value-type="float" office:value="7.26634928589326" calcext:value-type="float">
            <text:p>7,26634928589326</text:p>
          </table:table-cell>
          <table:table-cell table:formula="of:=[.K9]/[.N9]" office:value-type="float" office:value="7.26634928589326" calcext:value-type="float">
            <text:p>7,26634928589326</text:p>
          </table:table-cell>
          <table:table-cell table:formula="of:=[.L9]/[.N9]" office:value-type="float" office:value="7.26634928589326" calcext:value-type="float">
            <text:p>7,26634928589326</text:p>
          </table:table-cell>
          <table:table-cell table:formula="of:=[.M9]/[.N9]" office:value-type="float" office:value="7.26634928589326" calcext:value-type="float">
            <text:p>7,26634928589326</text:p>
          </table:table-cell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17:22:36.918671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7-22T17:42:52.335067763</dc:date>
    <meta:editing-duration>P18DT19H42M26S</meta:editing-duration>
    <meta:editing-cycles>40</meta:editing-cycles>
    <meta:generator>LibreOffice/6.0.7.3$Linux_X86_64 LibreOffice_project/00m0$Build-3</meta:generator>
    <meta:document-statistic meta:table-count="1" meta:cell-count="77" meta:object-count="0"/>
  </office:meta>
</office:document-meta>
</file>